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419b" officeooo:paragraph-rsid="001e41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CI_1070_TREE_QUIZ</text:p>
      <text:p text:style-name="P1"/>
      <text:p text:style-name="P1">1. The tree starts with the root, from there, there is some clutter (I will clear that out later)</text:p>
      <text:p text:style-name="P1">Each “branch” end is a file with no more files in it. Each branch represents a folder, there are no individual files represented in the tree.</text:p>
      <text:p text:style-name="P1"/>
      <text:p text:style-name="P1">2. CSCI_1070_Liam-RA1 is the folder that I am keeping the repos in,</text:p>
      <text:p text:style-name="P1"><text:tab/>CSCI_1070_Liam-RA is my repo, whithin folder I am also keeping CSCI_1070, which is the repo for the class.</text:p>
      <text:p text:style-name="P1"/>
      <text:p text:style-name="P1">3. As for which files are local, I believe they are all loca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20:45:26.204000000</meta:creation-date>
    <dc:date>2024-01-24T20:54:56.696000000</dc:date>
    <meta:editing-duration>PT9M31S</meta:editing-duration>
    <meta:editing-cycles>1</meta:editing-cycles>
    <meta:document-statistic meta:table-count="0" meta:image-count="0" meta:object-count="0" meta:page-count="1" meta:paragraph-count="6" meta:word-count="89" meta:character-count="492" meta:non-whitespace-character-count="408"/>
    <meta:generator>LibreOffice/7.6.1.2$Windows_X86_64 LibreOffice_project/f5defcebd022c5bc36bbb79be232cb6926d8f674</meta:generator>
  </office:meta>
</office:document-meta>
</file>